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SFMono-Regular, Menlo, Monaco, Consolas, 'Liberation Mono', 'Courier New', monospace"/>
  </office:font-face-decls>
  <office:automatic-styles>
    <style:style style:name="P1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Mono" fo:font-size="9pt" fo:font-style="normal" officeooo:rsid="012df6ea" officeooo:paragraph-rsid="000a16a9" style:font-size-asian="9pt" style:font-style-asian="normal" style:font-size-complex="9pt" style:font-style-complex="normal"/>
    </style:style>
    <style:style style:name="P2" style:family="paragraph" style:parent-style-name="Standard">
      <style:text-properties officeooo:rsid="00092312" officeooo:paragraph-rsid="00092312"/>
    </style:style>
    <style:style style:name="P3" style:family="paragraph" style:parent-style-name="Standard">
      <style:text-properties officeooo:rsid="000a16a9" officeooo:paragraph-rsid="000a16a9"/>
    </style:style>
    <style:style style:name="P4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Mono" fo:font-size="9pt" fo:font-style="normal" fo:font-weight="normal" officeooo:rsid="012df6ea" officeooo:paragraph-rsid="000a16a9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iberation Serif" fo:font-size="12pt" fo:font-style="normal" fo:font-weight="normal" officeooo:rsid="000a16a9" officeooo:paragraph-rsid="000a16a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 officeooo:rsid="000a16a9" officeooo:paragraph-rsid="000a16a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222222" loext:opacity="100%" style:font-name="Liberation Serif" fo:font-size="12pt" fo:letter-spacing="normal" fo:font-style="normal" fo:font-weight="normal" officeooo:rsid="000cba0d" officeooo:paragraph-rsid="000cba0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222222" loext:opacity="100%" style:font-name="Liberation Mono" fo:font-size="9pt" fo:letter-spacing="normal" fo:font-style="normal" fo:font-weight="normal" officeooo:rsid="000cba0d" officeooo:paragraph-rsid="000cba0d" style:font-size-asian="7.84999990463257pt" style:font-style-asian="normal" style:font-weight-asian="normal" style:font-size-complex="9pt" style:font-style-complex="normal" style:font-weight-complex="normal"/>
    </style:style>
    <style:style style:name="P9" style:family="paragraph" style:parent-style-name="List_20_1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222222" loext:opacity="100%" style:font-name="Liberation Mono" fo:font-size="9pt" fo:letter-spacing="normal" fo:font-style="normal" fo:font-weight="normal" officeooo:rsid="000cba0d" officeooo:paragraph-rsid="000cba0d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fo:font-weight="normal" officeooo:rsid="00092312" officeooo:paragraph-rsid="00092312" style:font-weight-asian="normal" style:font-weight-complex="normal"/>
    </style:style>
    <style:style style:name="P11" style:family="paragraph" style:parent-style-name="Standard">
      <style:text-properties fo:font-weight="normal" officeooo:rsid="000a16a9" officeooo:paragraph-rsid="00092312" style:font-weight-asian="normal" style:font-weight-complex="normal"/>
    </style:style>
    <style:style style:name="P12" style:family="paragraph" style:parent-style-name="Standard">
      <style:text-properties fo:font-weight="normal" officeooo:rsid="000a16a9" officeooo:paragraph-rsid="000a16a9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Mono" fo:font-size="9pt" fo:letter-spacing="normal" fo:font-style="normal" style:text-underline-style="none" fo:font-weight="normal" officeooo:rsid="000cba0d" officeooo:paragraph-rsid="000cba0d" style:text-blinking="false" fo:background-color="#fffff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fo:font-size="24pt" fo:font-weight="bold" officeooo:rsid="00092312" officeooo:paragraph-rsid="00092312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16a9" style:font-weight-asian="bold" style:font-weight-complex="bold"/>
    </style:style>
    <style:style style:name="T3" style:family="text">
      <style:text-properties fo:font-weight="bold" officeooo:rsid="000ea1d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16a9" style:font-weight-asian="normal" style:font-weight-complex="normal"/>
    </style:style>
    <style:style style:name="T6" style:family="text">
      <style:text-properties officeooo:rsid="000ea1d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tapa 6</text:p>
      <text:p text:style-name="P2"/>
      <text:p text:style-name="P2">Criação do Banco de Dados</text:p>
      <text:p text:style-name="P2"/>
      <text:p text:style-name="P2">1. Abra o programa <text:span text:style-name="T1">pgAdmin 4</text:span> buscando pelo menu de início.</text:p>
      <text:p text:style-name="P2"/>
      <text:p text:style-name="P2">2. Conecte na conexão <text:span text:style-name="T1">postgres</text:span> criada na 1ª Etapa.</text:p>
      <text:p text:style-name="P2"/>
      <text:p text:style-name="P2">3. Clique com o botão direito em <text:span text:style-name="T1">Databases (1) </text:span><text:span text:style-name="T4"><text:s/>e clique em </text:span><text:span text:style-name="T1">Create</text:span><text:span text:style-name="T4"> e depois em </text:span><text:span text:style-name="T1">Database…</text:span></text:p>
      <text:p text:style-name="P10"/>
      <text:p text:style-name="P2"><text:span text:style-name="T4">4. No campo </text:span><text:span text:style-name="T1">Database</text:span><text:span text:style-name="T4">, dê o nome de </text:span><text:span text:style-name="T3">doacoes</text:span><text:span text:style-name="T4">.</text:span></text:p>
      <text:p text:style-name="P10"/>
      <text:p text:style-name="P2"><text:span text:style-name="T4">5. </text:span><text:span text:style-name="T5">Clique em </text:span><text:span text:style-name="T2">Save</text:span><text:span text:style-name="T5">.</text:span></text:p>
      <text:p text:style-name="P11"/>
      <text:p text:style-name="P3"><text:span text:style-name="T4">6. Com o banco já criado, clique com o botão direto nele e clique em </text:span><text:span text:style-name="T1">Query Tool</text:span><text:span text:style-name="T4">.</text:span></text:p>
      <text:p text:style-name="P12"/>
      <text:p text:style-name="P12">7. Cole a query abaixo na janela de Query Tool:</text:p>
      <text:p text:style-name="P12"/>
      <text:p text:style-name="P1">BEGIN;</text:p>
      <text:p text:style-name="P1"/>
      <text:p text:style-name="P1">CREATE TABLE IF NOT EXISTS public.doador</text:p>
      <text:p text:style-name="P1">(</text:p>
      <text:p text:style-name="P1"><text:s text:c="4"/>codigo bigserial NOT NULL,</text:p>
      <text:p text:style-name="P1"><text:s text:c="4"/>nome text,</text:p>
      <text:p text:style-name="P1"><text:s text:c="4"/>cpf text,</text:p>
      <text:p text:style-name="P1"><text:s text:c="4"/>contato text,</text:p>
      <text:p text:style-name="P1"><text:s text:c="4"/>tipo_sanguineo text,</text:p>
      <text:p text:style-name="P1"><text:s text:c="4"/>rh text,</text:p>
      <text:p text:style-name="P1"><text:s text:c="4"/>tipo_rh_corretos boolean,</text:p>
      <text:p text:style-name="P1"><text:s text:c="4"/>situacao text,</text:p>
      <text:p text:style-name="P1"><text:s text:c="4"/>PRIMARY KEY (codigo)</text:p>
      <text:p text:style-name="P1">);</text:p>
      <text:p text:style-name="P1"/>
      <text:p text:style-name="P1">CREATE TABLE IF NOT EXISTS public.doacao</text:p>
      <text:p text:style-name="P1">(</text:p>
      <text:p text:style-name="P1"><text:s text:c="4"/>codigo bigserial NOT NULL,</text:p>
      <text:p text:style-name="P1"><text:s text:c="4"/>data date,</text:p>
      <text:p text:style-name="P1"><text:s text:c="4"/>hora time without time zone,</text:p>
      <text:p text:style-name="P1"><text:s text:c="4"/>volume numeric(10, 3),</text:p>
      <text:p text:style-name="P1"><text:s text:c="4"/>situacao text,</text:p>
      <text:p text:style-name="P1"><text:s text:c="4"/>codigo_doador bigint,</text:p>
      <text:p text:style-name="P1"><text:s text:c="4"/>PRIMARY KEY (codigo)</text:p>
      <text:p text:style-name="P1">);</text:p>
      <text:p text:style-name="P1"/>
      <text:p text:style-name="P1">ALTER TABLE IF EXISTS public.doacao</text:p>
      <text:p text:style-name="P1"><text:s text:c="4"/>ADD FOREIGN KEY (codigo_doador)</text:p>
      <text:p text:style-name="P1"><text:s text:c="4"/>REFERENCES public.doador (codigo) MATCH SIMPLE</text:p>
      <text:p text:style-name="P1"><text:s text:c="4"/>ON UPDATE NO ACTION</text:p>
      <text:p text:style-name="P1"><text:s text:c="4"/>ON DELETE NO ACTION</text:p>
      <text:p text:style-name="P1"><text:s text:c="4"/>NOT VALID;</text:p>
      <text:p text:style-name="P1"/>
      <text:p text:style-name="P4">END;</text:p>
      <text:p text:style-name="P4"/>
      <text:p text:style-name="P5">8. Clique no botão de play ou aperte F5 para rodar a query.</text:p>
      <text:p text:style-name="P5"/>
      <text:p text:style-name="P5">A mensagem abaixo aparecerá se a query foi rodada com sucesso.</text:p>
      <text:p text:style-name="P5"/>
      <text:p text:style-name="P6">COMMIT </text:p>
      <text:p text:style-name="P6"/>
      <text:p text:style-name="P6">Query returned successfully in 166 msec.</text:p>
      <text:p text:style-name="P6"/>
      <text:p text:style-name="P7"><text:soft-page-break/></text:p>
      <text:p text:style-name="P7">Criação do projeto integrado ao banco de dados</text:p>
      <text:p text:style-name="P7"/>
      <text:p text:style-name="P7">1. Na pasta Projetos, crie um projeto chamado ‘doacoes’.</text:p>
      <text:p text:style-name="P7"/>
      <text:p text:style-name="P13"><text:bookmark text:name="docs-internal-guid-495d83fe-7fff-8d54-b480-2b2186e8deef"/>django-admin startproject doacoes</text:p>
      <text:p text:style-name="P7"/>
      <text:p text:style-name="P7">2. Entre na pasta do projeto e abra o Visual Studio Code.</text:p>
      <text:p text:style-name="P7"/>
      <text:p text:style-name="P8">cd doacoes</text:p>
      <text:p text:style-name="P8"/>
      <text:p text:style-name="P8">code .</text:p>
      <text:p text:style-name="P8"/>
      <text:p text:style-name="P7">3. Clique com o botão direito em cima do nome do projeto, clique em <text:span text:style-name="T1">New file… </text:span>e nomeie o arquivo novo como <text:span text:style-name="T1">models.py</text:span>.</text:p>
      <text:p text:style-name="P7"/>
      <text:p text:style-name="P7">4. No arquivo <text:span text:style-name="T1">models.py </text:span>criado, cole o seguinte código.</text:p>
      <text:p text:style-name="P7"/>
      <text:p text:style-name="P8">from django.db import models</text:p>
      <text:p text:style-name="P8"/>
      <text:p text:style-name="P8"># Enumerações para TipoSanguineo e RH</text:p>
      <text:p text:style-name="P8">class TipoSanguineo(models.TextChoices):</text:p>
      <text:p text:style-name="P8"><text:s text:c="4"/>A = 'A'</text:p>
      <text:p text:style-name="P8"><text:s text:c="4"/>B = 'B'</text:p>
      <text:p text:style-name="P8"><text:s text:c="4"/>AB = 'AB'</text:p>
      <text:p text:style-name="P8"><text:s text:c="4"/>O = 'O'</text:p>
      <text:p text:style-name="P8"/>
      <text:p text:style-name="P8">class RH(models.TextChoices):</text:p>
      <text:p text:style-name="P8"><text:s text:c="4"/>POSITIVO = 'POSITIVO'</text:p>
      <text:p text:style-name="P8"><text:s text:c="4"/>NEGATIVO = 'NEGATIVO'</text:p>
      <text:p text:style-name="P8"/>
      <text:p text:style-name="P8"># Classe Doador</text:p>
      <text:p text:style-name="P8">class Doador(models.Model):</text:p>
      <text:p text:style-name="P8"><text:s text:c="4"/>codigo = models.AutoField(primary_key=True)</text:p>
      <text:p text:style-name="P8"><text:s text:c="4"/>nome = models.CharField(max_length=255)</text:p>
      <text:p text:style-name="P8"><text:s text:c="4"/>cpf = models.CharField(max_length=11, unique=True)</text:p>
      <text:p text:style-name="P8"><text:s text:c="4"/>contato = models.CharField(max_length=255)</text:p>
      <text:p text:style-name="P8"><text:s text:c="4"/>tipo_sanguineo = models.CharField(max_length=2, choices=TipoSanguineo.choices)</text:p>
      <text:p text:style-name="P8"><text:s text:c="4"/>rh = models.CharField(max_length=8, choices=RH.choices)</text:p>
      <text:p text:style-name="P8"><text:s text:c="4"/>tipo_rh_corretos = models.BooleanField(default=False)</text:p>
      <text:p text:style-name="P8"/>
      <text:p text:style-name="P8"># Classe Doacao</text:p>
      <text:p text:style-name="P8">class Doacao(models.Model):</text:p>
      <text:p text:style-name="P8"><text:s text:c="4"/>codigo = models.AutoField(primary_key=True)</text:p>
      <text:p text:style-name="P8"><text:s text:c="4"/>data = models.DateField()</text:p>
      <text:p text:style-name="P8"><text:s text:c="4"/>hora = models.TimeField()</text:p>
      <text:p text:style-name="P8"><text:s text:c="4"/>volume = models.FloatField()</text:p>
      <text:p text:style-name="P8"><text:s text:c="4"/>situacao = models.CharField(max_length=255)</text:p>
      <text:p text:style-name="P8"><text:s text:c="4"/>codigo_doador = models.ForeignKey(Doador, on_delete=models.CASCADE)</text:p>
      <text:p text:style-name="P8"/>
      <text:p text:style-name="P7">5. Instale o pacote para auxiliar com o banco de dados.</text:p>
      <text:p text:style-name="P7"/>
      <text:p text:style-name="P9">pip install psycopg2-binary</text:p>
      <text:p text:style-name="P9"/>
      <text:p text:style-name="P7">6. <text:span text:style-name="T6">No arquivo </text:span><text:span text:style-name="T3">settings.py</text:span><text:span text:style-name="T6">, localize e altere com os seguintes blocos de cósigos.</text:span></text:p>
      <text:p text:style-name="P7"/>
      <text:p text:style-name="P8">INSTALLED_APPS = [</text:p>
      <text:p text:style-name="P8"><text:s text:c="4"/>'django.contrib.admin',</text:p>
      <text:p text:style-name="P8"><text:s text:c="4"/>'django.contrib.auth',</text:p>
      <text:p text:style-name="P8"><text:s text:c="4"/>'django.contrib.contenttypes',</text:p>
      <text:p text:style-name="P8"><text:s text:c="4"/>'django.contrib.sessions',</text:p>
      <text:p text:style-name="P8"><text:s text:c="4"/>'django.contrib.messages',</text:p>
      <text:p text:style-name="P8"><text:s text:c="4"/>'django.contrib.staticfiles',</text:p>
      <text:p text:style-name="P8"><text:s text:c="4"/>'doacoes',</text:p>
      <text:p text:style-name="P8">]</text:p>
      <text:p text:style-name="P8"><text:soft-page-break/></text:p>
      <text:p text:style-name="P8">DATABASES = {</text:p>
      <text:p text:style-name="P8"><text:s text:c="4"/>'default': {</text:p>
      <text:p text:style-name="P8"><text:s text:c="8"/>'ENGINE': 'django.db.backends.postgresql',</text:p>
      <text:p text:style-name="P8"><text:s text:c="8"/>'NAME': '<text:span text:style-name="T6">doacoes</text:span>',</text:p>
      <text:p text:style-name="P8"><text:s text:c="8"/>'USER': '<text:span text:style-name="T6">postgres</text:span>',</text:p>
      <text:p text:style-name="P8"><text:s text:c="8"/>'PASSWORD': '<text:span text:style-name="T6">12345</text:span>',</text:p>
      <text:p text:style-name="P8"><text:s text:c="8"/>'HOST': 'localhost',</text:p>
      <text:p text:style-name="P8"><text:s text:c="8"/>'PORT': '5432',</text:p>
      <text:p text:style-name="P8"><text:s text:c="4"/>}</text:p>
      <text:p text:style-name="P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9:59:44.722562796</meta:creation-date>
    <dc:date>2024-04-23T11:01:37.646375565</dc:date>
    <meta:editing-duration>PT24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0" meta:word-count="409" meta:character-count="3139" meta:non-whitespace-character-count="2584"/>
  </office:meta>
</office:document-meta>
</file>